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PathEntr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assPathEntry.ClassPathEntry( ClassPathEntry 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PathEntry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PathEntry.toUR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lassPathEntry.ClassPathEntry( Session session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PathEntry.getInstance( Session session , String path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6">
            <text:p text:style-name="Table_20_Contents">6</text:p>
          </table:table-cell>
          <table:table-cell office:value-type="float" office:value="62">
            <text:p text:style-name="Table_20_Contents">6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